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jdhani" svg:font-family="Rajdhani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64646" style:font-name="Rajdhani" fo:font-size="12pt" fo:letter-spacing="normal" fo:font-style="normal" fo:font-weight="bold" officeooo:rsid="0006e292" officeooo:paragraph-rsid="0008ccfb"/>
    </style:style>
    <style:style style:name="P2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rsid="00032caa" officeooo:paragraph-rsid="0003ed1a"/>
    </style:style>
    <style:style style:name="P3" style:family="paragraph" style:parent-style-name="Heading_20_3">
      <style:text-properties fo:font-variant="normal" fo:text-transform="none" fo:color="#000000" style:font-name="Rajdhani" fo:font-size="15pt" fo:letter-spacing="normal" fo:font-style="normal" fo:font-weight="normal" officeooo:rsid="000539e5" officeooo:paragraph-rsid="000539e5"/>
    </style:style>
    <style:style style:name="P4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9.5pt" fo:letter-spacing="normal" fo:font-style="normal" fo:font-weight="bold" officeooo:rsid="0006e292" officeooo:paragraph-rsid="0006e292" fo:background-color="#efefef" loext:padding="0in" loext:border="none"/>
    </style:style>
    <style:style style:name="P5" style:family="paragraph" style:parent-style-name="Heading_20_1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paragraph-rsid="0006e292" fo:background-color="transparent"/>
    </style:style>
    <style:style style:name="P7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rsid="0006e292" officeooo:paragraph-rsid="0006e292" fo:background-color="transparent"/>
    </style:style>
    <style:style style:name="P8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rsid="00032caa" officeooo:paragraph-rsid="00032caa"/>
    </style:style>
    <style:style style:name="P10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rsid="00032caa" officeooo:paragraph-rsid="0003ed1a"/>
    </style:style>
    <style:style style:name="P11" style:family="paragraph" style:parent-style-name="Preformatted_20_Text">
      <style:text-properties fo:font-variant="normal" fo:text-transform="none" fo:color="#000000" style:font-name="SFMono-Regular" fo:font-size="11.25pt" fo:letter-spacing="normal" fo:font-style="normal" fo:font-weight="bold" officeooo:rsid="000539e5" officeooo:paragraph-rsid="000539e5"/>
    </style:style>
    <style:style style:name="P12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bold" officeooo:rsid="00032caa" officeooo:paragraph-rsid="00032caa"/>
    </style:style>
    <style:style style:name="P13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bold" officeooo:rsid="00032caa" officeooo:paragraph-rsid="0003ed1a"/>
    </style:style>
    <style:style style:name="P14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bold" officeooo:rsid="000539e5" officeooo:paragraph-rsid="000539e5"/>
    </style:style>
    <style:style style:name="P15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bold" officeooo:paragraph-rsid="0006e292"/>
    </style:style>
    <style:style style:name="P16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normal" officeooo:rsid="00032caa" officeooo:paragraph-rsid="0003ed1a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normal" officeooo:rsid="00032caa" officeooo:paragraph-rsid="000539e5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normal" officeooo:rsid="000539e5" officeooo:paragraph-rsid="000539e5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Rajdhani" fo:font-size="12pt" fo:letter-spacing="normal" fo:font-style="normal" fo:font-weight="normal" officeooo:rsid="0006e292" officeooo:paragraph-rsid="0006e292" fo:background-color="transparent" style:font-weight-asian="normal" style:font-weight-complex="normal"/>
    </style:style>
    <style:style style:name="P20" style:family="paragraph" style:parent-style-name="Preformatted_20_Text">
      <style:text-properties fo:color="#000000" officeooo:paragraph-rsid="00017e18"/>
    </style:style>
    <style:style style:name="P21" style:family="paragraph" style:parent-style-name="Preformatted_20_Text">
      <loext:graphic-properties draw:fill="solid" draw:fill-color="#2b2525" draw:opacity="100%"/>
      <style:paragraph-properties fo:margin-left="0in" fo:margin-right="0in" fo:margin-top="0.1043in" fo:margin-bottom="0.1563in" loext:contextual-spacing="false" style:line-height-at-least="0.3543in" fo:text-align="start" style:justify-single-word="false" fo:orphans="2" fo:widows="2" fo:text-indent="0in" style:auto-text-indent="false" fo:background-color="#2b2525" fo:padding-left="0.1874in" fo:padding-right="0in" fo:padding-top="0.1043in" fo:padding-bottom="0.1043in" fo:border-left="0.06pt solid #cccccc" fo:border-right="none" fo:border-top="0.06pt solid #cccccc" fo:border-bottom="0.06pt solid #cccccc"/>
      <style:text-properties fo:font-variant="normal" fo:text-transform="none" fo:color="#000000" style:font-name="SFMono-Regular" fo:font-size="11.25pt" fo:letter-spacing="normal" fo:font-style="normal" fo:font-weight="bold" officeooo:rsid="0006e292" officeooo:paragraph-rsid="0012d577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rsid="0006e292" officeooo:paragraph-rsid="0006e292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rsid="0006e292" officeooo:paragraph-rsid="0008ccfb" loext:padding="0in" loext:border="none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rsid="000bf6b1" officeooo:paragraph-rsid="000bf6b1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paragraph-rsid="0006e292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rsid="000d9c18" officeooo:paragraph-rsid="000d9c18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 officeooo:rsid="000d9c18" officeooo:paragraph-rsid="000d9c18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normal" officeooo:rsid="000bf6b1" officeooo:paragraph-rsid="000bf6b1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fo:letter-spacing="normal" officeooo:paragraph-rsid="000d9c18"/>
    </style:style>
    <style:style style:name="P33" style:family="paragraph" style:parent-style-name="Preformatted_20_Text">
      <style:paragraph-properties fo:margin-left="0in" fo:margin-right="0in" fo:margin-top="0in" fo:margin-bottom="0.1043in" loext:contextual-spacing="false" fo:line-height="170%" fo:text-align="start" style:justify-single-word="false" fo:orphans="2" fo:widows="2" fo:text-indent="0in" style:auto-text-indent="false"/>
      <style:text-properties fo:font-variant="normal" fo:text-transform="none" fo:color="#000000" style:font-name="SFMono-Regular" fo:font-size="11.25pt" fo:letter-spacing="normal" fo:font-style="normal" fo:font-weight="bold"/>
    </style:style>
    <style:style style:name="P34" style:family="paragraph" style:parent-style-name="Preformatted_20_Text">
      <loext:graphic-properties draw:fill="solid" draw:fill-color="#2b2525" draw:opacity="100%"/>
      <style:paragraph-properties fo:margin-top="0.1043in" fo:margin-bottom="0.1563in" loext:contextual-spacing="false" style:line-height-at-least="0.3543in" fo:text-align="justify" style:justify-single-word="false" fo:orphans="2" fo:widows="2" fo:background-color="#2b2525" fo:padding-left="0.1874in" fo:padding-right="0in" fo:padding-top="0.1043in" fo:padding-bottom="0.1043in" fo:border-left="0.06pt solid #cccccc" fo:border-right="none" fo:border-top="0.06pt solid #cccccc" fo:border-bottom="0.06pt solid #cccccc"/>
      <style:text-properties fo:font-variant="normal" fo:text-transform="none" fo:color="#000000" style:font-name="SFMono-Regular" fo:font-size="11.25pt" fo:letter-spacing="normal" fo:font-style="normal" fo:font-weight="bold"/>
    </style:style>
    <style:style style:name="P35" style:family="paragraph" style:parent-style-name="Preformatted_20_Text">
      <loext:graphic-properties draw:fill="solid" draw:fill-color="#2b2525" draw:opacity="100%"/>
      <style:paragraph-properties fo:margin-top="0.1043in" fo:margin-bottom="0.1563in" loext:contextual-spacing="false" style:line-height-at-least="0.3543in" fo:text-align="justify" style:justify-single-word="false" fo:orphans="2" fo:widows="2" fo:background-color="#2b2525" fo:padding-left="0.1874in" fo:padding-right="0in" fo:padding-top="0.1043in" fo:padding-bottom="0.1043in" fo:border-left="0.06pt solid #cccccc" fo:border-right="none" fo:border-top="0.06pt solid #cccccc" fo:border-bottom="0.06pt solid #cccccc"/>
      <style:text-properties fo:font-variant="normal" fo:text-transform="none" fo:color="#000000" fo:letter-spacing="normal"/>
    </style:style>
    <style:style style:name="P36" style:family="paragraph" style:parent-style-name="Preformatted_20_Text">
      <loext:graphic-properties draw:fill="solid" draw:fill-color="#2b2525" draw:opacity="100%"/>
      <style:paragraph-properties fo:margin-top="0.1043in" fo:margin-bottom="0.1563in" loext:contextual-spacing="false" style:line-height-at-least="0.3543in" fo:text-align="justify" style:justify-single-word="false" fo:orphans="2" fo:widows="2" fo:background-color="#2b2525" fo:padding-left="0.1874in" fo:padding-right="0in" fo:padding-top="0.1043in" fo:padding-bottom="0.1043in" fo:border-left="0.06pt solid #cccccc" fo:border-right="none" fo:border-top="0.06pt solid #cccccc" fo:border-bottom="0.06pt solid #cccccc"/>
      <style:text-properties fo:color="#000000"/>
    </style:style>
    <style:style style:name="P37" style:family="paragraph" style:parent-style-name="Preformatted_20_Text">
      <style:paragraph-properties fo:break-before="page"/>
      <style:text-properties fo:font-variant="normal" fo:text-transform="none" fo:color="#000000" style:font-name="Rajdhani" fo:font-size="12pt" fo:letter-spacing="normal" fo:font-style="normal" fo:font-weight="bold" officeooo:rsid="00032caa" officeooo:paragraph-rsid="00032caa"/>
    </style:style>
    <style:style style:name="P38" style:family="paragraph" style:parent-style-name="Standard">
      <style:text-properties fo:font-variant="normal" fo:text-transform="none" fo:color="#000000" style:font-name="Rajdhani" fo:font-size="12pt" fo:letter-spacing="normal" fo:font-style="normal" fo:font-weight="normal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font-variant="normal" fo:text-transform="none" fo:color="#000000" style:font-name="Rajdhani" fo:font-size="12pt" fo:letter-spacing="normal" fo:font-style="normal" fo:font-weight="normal" officeooo:rsid="00017e18" officeooo:paragraph-rsid="00017e18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font-variant="normal" fo:text-transform="none" fo:color="#000000" style:font-name="Rajdhani" fo:font-size="12pt" fo:letter-spacing="normal" fo:font-style="normal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6e292" officeooo:paragraph-rsid="0008ccfb" loext:padding="0in" loext:border="none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6e292" officeooo:paragraph-rsid="0008ccfb" style:font-weight-asian="normal" style:font-weight-complex="normal"/>
    </style:style>
    <style:style style:name="P43" style:family="paragraph" style:parent-style-name="Text_20_body">
      <style:text-properties fo:font-variant="normal" fo:text-transform="none" fo:color="#000000" style:font-name="Rajdhani" fo:font-size="12pt" fo:letter-spacing="normal" fo:font-style="normal" fo:font-weight="bold" officeooo:rsid="00032caa" officeooo:paragraph-rsid="00032caa"/>
    </style:style>
    <style:style style:name="P44" style:family="paragraph" style:parent-style-name="Text_20_body">
      <style:text-properties fo:font-variant="normal" fo:text-transform="none" fo:color="#000000" style:font-name="Rajdhani" fo:font-size="12pt" fo:letter-spacing="normal" fo:font-style="normal" fo:font-weight="normal" officeooo:rsid="00032caa" officeooo:paragraph-rsid="00032caa" style:font-weight-asian="normal" style:font-weight-complex="normal"/>
    </style:style>
    <style:style style:name="P45" style:family="paragraph" style:parent-style-name="Text_20_body">
      <style:text-properties fo:font-variant="normal" fo:text-transform="none" fo:color="#000000" style:font-name="Rajdhani" fo:font-size="12pt" fo:letter-spacing="normal" fo:font-style="normal" fo:font-weight="normal" officeooo:rsid="00032caa" officeooo:paragraph-rsid="0003ed1a" style:font-weight-asian="normal" style:font-weight-complex="normal"/>
    </style:style>
    <style:style style:name="P46" style:family="paragraph" style:parent-style-name="Text_20_body">
      <style:text-properties fo:color="#000000"/>
    </style:style>
    <style:style style:name="P47" style:family="paragraph" style:parent-style-name="Text_20_body">
      <style:text-properties fo:color="#000000" fo:font-weight="bold" officeooo:paragraph-rsid="001018a5"/>
    </style:style>
    <style:style style:name="P48" style:family="paragraph" style:parent-style-name="Text_20_body">
      <style:paragraph-properties fo:margin-left="0in" fo:margin-right="0in" fo:margin-top="0in" fo:margin-bottom="0.1043in" loext:contextual-spacing="false" fo:line-height="170%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6e292" officeooo:paragraph-rsid="0006e292"/>
    </style:style>
    <style:style style:name="P49" style:family="paragraph" style:parent-style-name="Text_20_body">
      <style:paragraph-properties fo:margin-left="0in" fo:margin-right="0in" fo:margin-top="0in" fo:margin-bottom="0.1043in" loext:contextual-spacing="false" fo:line-height="170%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style:font-weight-asian="normal" style:font-weight-complex="normal"/>
    </style:style>
    <style:style style:name="P50" style:family="paragraph" style:parent-style-name="Text_20_body">
      <style:paragraph-properties fo:margin-left="0in" fo:margin-right="0in" fo:margin-top="0in" fo:margin-bottom="0.1043in" loext:contextual-spacing="false" fo:line-height="170%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6e292" officeooo:paragraph-rsid="0006e292" style:font-weight-asian="normal" style:font-weight-complex="normal"/>
    </style:style>
    <style:style style:name="P5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6e292" officeooo:paragraph-rsid="0006e292"/>
    </style:style>
    <style:style style:name="P5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bf6b1" officeooo:paragraph-rsid="000bf6b1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d9c18" officeooo:paragraph-rsid="000d9c18"/>
    </style:style>
    <style:style style:name="P5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officeooo:rsid="000d9c18" officeooo:paragraph-rsid="000d9c18" style:font-weight-asian="bold" style:font-weight-complex="bold"/>
    </style:style>
    <style:style style:name="P5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/>
    </style:style>
    <style:style style:name="P5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d9c18" officeooo:paragraph-rsid="000d9c18" style:font-weight-asian="normal" style:font-weight-complex="normal"/>
    </style:style>
    <style:style style:name="P5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style:font-weight-asian="normal" style:font-weight-complex="normal"/>
    </style:style>
    <style:style style:name="P5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6e292" officeooo:paragraph-rsid="0006e292" style:font-weight-asian="normal" style:font-weight-complex="normal"/>
    </style:style>
    <style:style style:name="P5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bf6b1" officeooo:paragraph-rsid="000bf6b1" style:font-weight-asian="normal" style:font-weight-complex="normal"/>
    </style:style>
    <style:style style:name="P6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normal" officeooo:rsid="000bf6b1" officeooo:paragraph-rsid="000d9c18" style:font-weight-asian="normal" style:font-weight-complex="normal"/>
    </style:style>
    <style:style style:name="P6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000000"/>
    </style:style>
    <style:style style:name="P6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000000" fo:font-weight="normal" style:font-weight-asian="normal" style:font-weight-complex="normal"/>
    </style:style>
    <style:style style:name="P63" style:family="paragraph" style:parent-style-name="Text_20_body">
      <style:paragraph-properties fo:margin-left="0in" fo:margin-right="0in" fo:margin-top="0.0209in" fo:margin-bottom="0.0209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Rajdhani" fo:font-size="12pt" fo:letter-spacing="normal" fo:font-style="normal" fo:font-weight="bold" loext:padding="0in" loext:border="none"/>
    </style:style>
    <style:style style:name="T1" style:family="text">
      <style:text-properties officeooo:rsid="00017e18"/>
    </style:style>
    <style:style style:name="T2" style:family="text">
      <style:text-properties fo:font-variant="normal" fo:text-transform="none" style:font-name="SFMono-Regular" fo:font-size="11.25pt" fo:letter-spacing="normal" fo:font-style="normal" fo:font-weight="bold"/>
    </style:style>
    <style:style style:name="T3" style:family="text">
      <style:text-properties fo:font-variant="normal" fo:text-transform="none" style:font-name="SFMono-Regular" fo:font-size="11.25pt" fo:letter-spacing="normal" fo:font-style="normal" fo:font-weight="bold" officeooo:rsid="00017e18" style:font-size-asian="10.5pt" style:font-weight-asian="normal" style:font-size-complex="10.5pt" style:font-weight-complex="normal"/>
    </style:style>
    <style:style style:name="T4" style:family="text">
      <style:text-properties fo:font-variant="normal" fo:text-transform="none" style:font-name="Rajdhani" fo:font-size="12pt" fo:letter-spacing="normal" fo:font-style="normal"/>
    </style:style>
    <style:style style:name="T5" style:family="text">
      <style:text-properties fo:font-variant="normal" fo:text-transform="none" style:font-name="Rajdhani" fo:font-size="12pt" fo:letter-spacing="normal" fo:font-style="normal" fo:font-weight="bold"/>
    </style:style>
    <style:style style:name="T6" style:family="text">
      <style:text-properties fo:font-variant="normal" fo:text-transform="none" style:font-name="Rajdhani" fo:font-size="12pt" fo:letter-spacing="normal" fo:font-style="normal" fo:font-weight="bold" officeooo:rsid="0006e292"/>
    </style:style>
    <style:style style:name="T7" style:family="text">
      <style:text-properties fo:font-variant="normal" fo:text-transform="none" style:font-name="Rajdhani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Rajdhani" fo:font-size="12pt" fo:letter-spacing="normal" fo:font-style="normal" fo:font-weight="normal" officeooo:rsid="0006e292" style:font-weight-asian="normal" style:font-weight-complex="normal"/>
    </style:style>
    <style:style style:name="T9" style:family="text">
      <style:text-properties fo:font-variant="normal" fo:text-transform="none" style:font-name="Rajdhani" fo:font-size="12pt" fo:letter-spacing="normal" fo:font-style="normal" fo:font-weight="normal" officeooo:rsid="0010f049" style:font-weight-asian="normal" style:font-weight-complex="normal"/>
    </style:style>
    <style:style style:name="T10" style:family="text">
      <style:text-properties fo:font-variant="normal" fo:text-transform="none" style:font-name="Rajdhani" fo:font-size="12pt" fo:letter-spacing="normal" fo:font-style="normal" fo:font-weight="normal" officeooo:rsid="0010f049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font-name="Rajdhani" fo:font-size="12pt" fo:letter-spacing="normal" fo:font-style="normal" officeooo:rsid="0010f049"/>
    </style:style>
    <style:style style:name="T12" style:family="text">
      <style:text-properties fo:font-variant="normal" fo:text-transform="none" style:font-name="Rajdhani" fo:font-size="12pt" fo:letter-spacing="normal" fo:font-style="normal" officeooo:rsid="0010f049" style:font-style-asian="normal" style:font-style-complex="normal"/>
    </style:style>
    <style:style style:name="T13" style:family="text">
      <style:text-properties fo:font-variant="normal" fo:text-transform="none" style:font-name="Rajdhani" fo:font-size="12pt" fo:letter-spacing="normal" fo:font-style="normal" officeooo:rsid="0010f049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font-name="Rajdhani" fo:font-size="12pt" fo:letter-spacing="normal" fo:font-style="normal" officeooo:rsid="0010f049" style:font-weight-asian="bold" style:font-weight-complex="bold"/>
    </style:style>
    <style:style style:name="T15" style:family="text">
      <style:text-properties fo:font-variant="normal" fo:text-transform="none" style:font-name="Rajdhani" fo:font-size="12pt" fo:letter-spacing="normal" fo:font-style="normal" officeooo:rsid="001018a5" style:font-weight-asian="bold" style:font-weight-complex="bold"/>
    </style:style>
    <style:style style:name="T16" style:family="text">
      <style:text-properties fo:font-variant="normal" fo:text-transform="none" style:font-name="Rajdhani" fo:font-size="12pt" fo:letter-spacing="normal" fo:font-style="normal" officeooo:rsid="0006e292"/>
    </style:style>
    <style:style style:name="T17" style:family="text">
      <style:text-properties fo:font-variant="normal" fo:text-transform="none" style:font-name="Rajdhani" fo:font-size="12pt" fo:letter-spacing="normal" fo:font-style="italic" fo:font-weight="normal" officeooo:rsid="0010f049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officeooo:rsid="0003ed1a"/>
    </style:style>
    <style:style style:name="T20" style:family="text">
      <style:text-properties fo:color="#000000"/>
    </style:style>
    <style:style style:name="T21" style:family="text">
      <style:text-properties fo:color="#000000" loext:padding="0in" loext:border="none"/>
    </style:style>
    <style:style style:name="T22" style:family="text">
      <style:text-properties fo:color="#000000" fo:font-style="normal" loext:padding="0in" loext:border="none"/>
    </style:style>
    <style:style style:name="T23" style:family="text">
      <style:text-properties fo:color="#000000" fo:font-style="normal" officeooo:rsid="0008ccfb" loext:padding="0in" loext:border="none"/>
    </style:style>
    <style:style style:name="T24" style:family="text">
      <style:text-properties officeooo:rsid="000539e5"/>
    </style:style>
    <style:style style:name="T25" style:family="text">
      <style:text-properties officeooo:rsid="0006e292"/>
    </style:style>
    <style:style style:name="T26" style:family="text">
      <style:text-properties loext:padding="0in" loext:border="none"/>
    </style:style>
    <style:style style:name="T27" style:family="text">
      <style:text-properties officeooo:rsid="0008ccfb"/>
    </style:style>
    <style:style style:name="T28" style:family="text">
      <style:text-properties officeooo:rsid="0008ccfb" loext:padding="0in" loext:border="none"/>
    </style:style>
    <style:style style:name="T29" style:family="text">
      <style:text-properties style:font-name="Rajdhani" fo:font-size="12pt"/>
    </style:style>
    <style:style style:name="T30" style:family="text">
      <style:text-properties style:font-name="Rajdhani" fo:font-size="12pt" fo:font-style="normal" fo:font-weight="bold"/>
    </style:style>
    <style:style style:name="T31" style:family="text">
      <style:text-properties officeooo:rsid="000bf6b1"/>
    </style:style>
    <style:style style:name="T32" style:family="text">
      <style:text-properties officeooo:rsid="000d9c18"/>
    </style:style>
    <style:style style:name="T33" style:family="text">
      <style:text-properties style:font-name="SFMono-Regular" fo:font-size="11.25pt"/>
    </style:style>
    <style:style style:name="T34" style:family="text">
      <style:text-properties style:font-name="SFMono-Regular" fo:font-size="11.25pt" fo:font-style="normal" fo:font-weight="bold"/>
    </style:style>
    <style:style style:name="T35" style:family="text">
      <style:text-properties style:font-name="SFMono-Regular" fo:font-size="11.25pt" fo:font-style="normal" fo:font-weight="bold" officeooo:rsid="000d9c18"/>
    </style:style>
    <style:style style:name="T36" style:family="text">
      <style:text-properties style:font-name="SFMono-Regular" fo:font-size="11.25pt" fo:background-color="transparent" loext:char-shading-value="0"/>
    </style:style>
    <style:style style:name="T37" style:family="text">
      <style:text-properties fo:font-weight="normal" officeooo:rsid="0006e29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How to install Nagios Server in Ubuntu</text:h>
      <text:p text:style-name="P38"><text:span text:style-name="T1">1:</text:span>Before starting with the Nagios server installation, initialize the following repositories that are necessary for the installation.</text:p>
      <text:p text:style-name="P40"/>
      <text:p text:style-name="P8">apt-get install wget build-essential apache2 php apache2-mod-php7.0 php-gd libgd-dev sendmail -y </text:p>
      <text:p text:style-name="P38"/>
      <text:p text:style-name="P39">2:After adding the repositories, add Nagios user and group.</text:p>
      <text:p text:style-name="P20"><text:span text:style-name="T3">useradd nagios</text:span><text:line-break/><text:span text:style-name="T2">groupadd nagcmd </text:span></text:p>
      <text:p text:style-name="P20"><text:span text:style-name="T2"/></text:p>
      <text:p text:style-name="P44">3:Then add the Nagios and Apache user into Nagios group as follows.</text:p>
      <text:p text:style-name="P12">usermod -a -G nagcmd nagios</text:p>
      <text:p text:style-name="P12">usermod -a -G nagios,nagcmd www-data </text:p>
      <text:p text:style-name="P12"/>
      <text:p text:style-name="P44">4:Use wget command as shown below to download and extract the Nagios core.</text:p>
      <text:p text:style-name="P12">wget https://assets.nagios.com/downloads/nagioscore/releases/nagios-4.2.0.tar.gz </text:p>
      <text:p text:style-name="P43">ls</text:p>
      <text:p text:style-name="P9"><text:span text:style-name="T29">tar -xzvf nagios-4.2.0.tar.gz <text:s/></text:span></text:p>
      <text:p text:style-name="P9"><text:span text:style-name="T29"/></text:p>
      <text:p text:style-name="P44">5:Now compile the Nagios core as shown below.</text:p>
      <text:p text:style-name="P12">cd nagios-4.2.0/ </text:p>
      <text:p text:style-name="P12">./configure --with-nagios-group=nagios --with-command-group=nagcmd </text:p>
      <text:p text:style-name="P12"/>
      <text:p text:style-name="P44">6:Then run make script to install Nagios.</text:p>
      <text:p text:style-name="P12">make all </text:p>
      <text:p text:style-name="P12"><text:s/><text:span text:style-name="T33">make install </text:span></text:p>
      <text:p text:style-name="P12">make install-commandmode </text:p>
      <text:p text:style-name="P12">make install-init </text:p>
      <text:p text:style-name="P12">make install-config </text:p>
      <text:p text:style-name="P37"/>
      <text:p text:style-name="P45"><text:span text:style-name="T19">7</text:span>:<text:span text:style-name="T19">config nagios file</text:span></text:p>
      <text:p text:style-name="P2">/usr/bin/install -c -m 644 sample-config/httpd.conf /etc/apache2/sites-available/nagios.conf</text:p>
      <text:p text:style-name="P2"/>
      <text:p text:style-name="P16"><text:span text:style-name="T19">8:</text:span>Then copy the directory as shown below command.</text:p>
      <text:p text:style-name="P2">cp -R contrib/eventhandlers/ /usr/local/nagios/libexec/ </text:p>
      <text:p text:style-name="P13"/>
      <text:p text:style-name="P16"><text:span text:style-name="T19">9:</text:span>Change the ownership for the directory.</text:p>
      <text:p text:style-name="P2">chown -R nagios:nagios /usr/local/nagios/libexec/eventhandlers </text:p>
      <text:p text:style-name="P13"/>
      <text:p text:style-name="P17"><text:span text:style-name="T24">10</text:span><text:span text:style-name="T19">:</text:span><text:span text:style-name="T24">Back to home</text:span></text:p>
      <text:p text:style-name="P14">cd</text:p>
      <text:p text:style-name="P14"/>
      <text:p text:style-name="P18">11:Next we need to download and install Nagios plugins.</text:p>
      <text:p text:style-name="P11">wget https://nagios-plugins.org/download/nagios-plugins-2.1.2.tar.gz </text:p>
      <text:p text:style-name="P11">tar -xzvf nagios-plugins-2.1.2.tar.gz <text:s/></text:p>
      <text:p text:style-name="P14"/>
      <text:h text:style-name="P3" text:outline-level="3">To configure Nagios Plugins</text:h>
      <text:p text:style-name="P49"><text:span text:style-name="T24">12:</text:span>Then run the following command to configure Nagios plugin.</text:p>
      <text:p text:style-name="P33">cd nagios-plugins-2.1.2/ </text:p>
      <text:p text:style-name="P33">./configure --with-nagios-user=nagios --with-nagios-group=nagios --with-openssl </text:p>
      <text:p text:style-name="P49"><text:span text:style-name="T24">13:</text:span>Run the make scripts to install Nagios.</text:p>
      <text:p text:style-name="P33">make</text:p>
      <text:p text:style-name="P33">make install </text:p>
      <text:p text:style-name="P50">14:Back to Home</text:p>
      <text:p text:style-name="P48">cd</text:p>
      <text:p text:style-name="P49"><text:span text:style-name="T25">15:</text:span>Now configure Nagios file by uncommenting the following line.</text:p>
      <text:p text:style-name="P11">vim /usr/local/nagios/etc/nagios.cfg </text:p>
      <text:p text:style-name="P14"/>
      <text:p text:style-name="P15"><text:span text:style-name="T37">uncomment this line:</text:span><text:span text:style-name="T36">cfg_dir=/usr/local/nagios/etc/servers</text:span></text:p>
      <text:p text:style-name="P6"/>
      <text:p text:style-name="P19">16:Now create the directory for servers.</text:p>
      <text:p text:style-name="P7">mkdir -p /usr/local/nagios/etc/servers </text:p>
      <text:p text:style-name="P46"><text:soft-page-break/><text:line-break/><text:span text:style-name="T8">17:A</text:span><text:span text:style-name="T7">fter creating the directory open the contacts.cfg file and replace the default mail id with yours to receive mail alerts.</text:span></text:p>
      <text:p text:style-name="P47"><text:span text:style-name="T14">v</text:span><text:span text:style-name="T15">im /</text:span><text:span text:style-name="T14">usr</text:span><text:span text:style-name="T15">/</text:span><text:span text:style-name="T13">local/nagios/etc/objects/contacts.cfg</text:span><text:span text:style-name="T15"> </text:span></text:p>
      <text:p text:style-name="P47"><text:span text:style-name="T15"/></text:p>
      <text:p text:style-name="P62"><text:span text:style-name="T16">18:</text:span><text:span text:style-name="T4">Next enable the following Apache modules.</text:span></text:p>
      <text:p text:style-name="P30">a2enmod rewrite </text:p>
      <text:p text:style-name="P30">a2enmod cgi </text:p>
      <text:p text:style-name="P61"/>
      <text:p text:style-name="P62"><text:span text:style-name="T16">19:</text:span><text:span text:style-name="T4">Then add password for Nagios user “ nagiosadmin</text:span><text:span text:style-name="T18">” </text:span><text:span text:style-name="T4">.</text:span></text:p>
      <text:p text:style-name="P25">htpasswd -c /usr/local/nagios/etc/htpasswd.users nagiosadmin </text:p>
      <text:p text:style-name="P61"/>
      <text:p text:style-name="P62"><text:span text:style-name="T16">20:</text:span><text:span text:style-name="T4">Enable the Nagios virtual host by creating the soft link.</text:span></text:p>
      <text:p text:style-name="P30">ln -s /etc/apache2/sites-available/nagios.conf /etc/apache2/sites-enabled/ </text:p>
      <text:p text:style-name="P55"/>
      <text:p text:style-name="P57"><text:span text:style-name="T25">21:</text:span>Create file to start the services for Nagios and add the following services.</text:p>
      <text:p text:style-name="P30">vim /etc/systemd/system/nagios.service</text:p>
      <text:p text:style-name="P55"><text:s/><text:span text:style-name="T37">Add these lines:</text:span></text:p>
      <text:p text:style-name="P30"/>
      <text:p text:style-name="P30">[Unit]</text:p>
      <text:p text:style-name="P30">Description=Nagios</text:p>
      <text:p text:style-name="P30">BindTo=network.target</text:p>
      <text:p text:style-name="P30"/>
      <text:p text:style-name="P30">[Install]</text:p>
      <text:p text:style-name="P30">WantedBy=multi-user.target</text:p>
      <text:p text:style-name="P30"/>
      <text:p text:style-name="P30">[Service]</text:p>
      <text:p text:style-name="P30">User=nagios</text:p>
      <text:p text:style-name="P30">Group=nagios</text:p>
      <text:p text:style-name="P30">Type=simple</text:p>
      <text:p text:style-name="P30">ExecStart=/usr/local/nagios/bin/nagios /usr/local/nagios/etc/nagios.cfg</text:p>
      <text:p text:style-name="P30"/>
      <text:p text:style-name="P62"><text:span text:style-name="T16">22:</text:span><text:span text:style-name="T4">Now start the services for Nagios and Apache.</text:span></text:p>
      <text:p text:style-name="P30">systemctl start apache2</text:p>
      <text:p text:style-name="P31"><text:span text:style-name="T30"><text:s/></text:span><text:span text:style-name="T34">systemctl start nagios</text:span></text:p>
      <text:p text:style-name="P30">systemctl enable nagios </text:p>
      <text:p text:style-name="P55"/>
      <text:p text:style-name="P57"><text:span text:style-name="T25">23:</text:span>Open and edit the Nagios file and make the following entry into it.</text:p>
      <text:p text:style-name="P30">vim /etc/init.d/nagios </text:p>
      <text:p text:style-name="P58"><text:soft-page-break/>Add these lines:</text:p>
      <text:p text:style-name="P26"/>
      <text:p text:style-name="P26"/>
      <text:p text:style-name="P26">DESC=" Nagios" </text:p>
      <text:p text:style-name="P26">NAME=nagios</text:p>
      <text:p text:style-name="P26">DAEMON=/usr/local/nagios/bin/$NAME</text:p>
      <text:p text:style-name="P26">DAEMON_ARGS=" -d /usr/local/nagios/etc/nagios.cfg" </text:p>
      <text:p text:style-name="P26">PIDFILE=/usr/local/nagios/var/$NAME.lock</text:p>
      <text:p text:style-name="P26"/>
      <text:p text:style-name="P42"><text:span text:style-name="T27">24:</text:span>Now make the Nagios file into an executable format.</text:p>
      <text:p text:style-name="P23">chmod +x /etc/init.d/nagios </text:p>
      <text:p text:style-name="P23"/>
      <text:p text:style-name="P42"><text:bookmark text:name="div-gpt-ad-linuxhelp_com-leader-1-0"/><text:bookmark text:name="ezoic-pub-ad-placeholder-125"/><text:span text:style-name="T28">25:</text:span><text:span text:style-name="T26">Once again restart the services.</text:span></text:p>
      <text:p text:style-name="P23">systemctl restart apache2</text:p>
      <text:p text:style-name="P23">systemctl restart nagios </text:p>
      <text:p text:style-name="P41"/>
      <text:p text:style-name="P41"/>
      <text:p text:style-name="P41"/>
      <text:p text:style-name="P1"><text:span text:style-name="T21">Open the browser and navigate to the URL </text:span><text:span text:style-name="Emphasis"><text:span text:style-name="T22">http://&lt; IP_address&gt; /nagios</text:span></text:span><text:span text:style-name="T21"><text:line-break/></text:span></text:p>
      <text:p text:style-name="P1"><text:span text:style-name="T21">URL:</text:span><text:a xlink:type="simple" xlink:href="http://93.104.210.90/nagios" text:style-name="Internet_20_link" text:visited-style-name="Visited_20_Internet_20_Link"><text:span text:style-name="Emphasis"><text:span text:style-name="T22">http://</text:span></text:span></text:a><text:a xlink:type="simple" xlink:href="http://93.104.210.90/nagios" text:style-name="Internet_20_link" text:visited-style-name="Visited_20_Internet_20_Link"><text:span text:style-name="Emphasis"><text:span text:style-name="T23">93.104.210.90</text:span></text:span></text:a><text:a xlink:type="simple" xlink:href="http://93.104.210.90/nagios" text:style-name="Internet_20_link" text:visited-style-name="Visited_20_Internet_20_Link"><text:span text:style-name="Emphasis"><text:span text:style-name="T22">/nagios</text:span></text:span></text:a></text:p>
      <text:p text:style-name="P1"><text:span text:style-name="Emphasis"><text:span text:style-name="T23">password:brain._12</text:span></text:span></text:p>
      <text:p text:style-name="P51"/>
      <text:p text:style-name="P51"/>
      <text:h text:style-name="P4" text:outline-level="1">How to add Host into Nagios Server</text:h>
      <text:p text:style-name="P63"><text:bookmark text:name="ezoic-pub-ad-placeholder-143"/><text:bookmark text:name="div-gpt-ad-linuxhelp_com-box-3-0"/></text:p>
      <text:p text:style-name="P58"><text:span text:style-name="T31">1:T</text:span>o add Host into Nagios server.</text:p>
      <text:p text:style-name="P22">Nagios Server IP – 192.168.5.147</text:p>
      <text:p text:style-name="P24">then: host server IP – 192.168.5.46</text:p>
      <text:p text:style-name="P24"/>
      <text:p text:style-name="P29"><text:span text:style-name="T29">2:Utilize the below command to install the NRPE Service and nagios plugins on Host machine.</text:span></text:p>
      <text:p text:style-name="P24"><text:span text:style-name="T29">apt-get install nagios-nrpe-server nagios-plugins -y</text:span></text:p>
      <text:p text:style-name="P24"><text:span text:style-name="T29"/></text:p>
      <text:p text:style-name="P58"><text:span text:style-name="T31">3:</text:span>After installing the dependencies, Open and add the Nagios server IP address into the configuration file.</text:p>
      <text:p text:style-name="P22">vim /etc/nagios/nrpe.cfg</text:p>
      <text:p text:style-name="P24">server_address=192.168.5.147</text:p>
      <text:p text:style-name="P52"/>
      <text:p text:style-name="P59"><text:span text:style-name="T32">4:</text:span>Then restart NRPE services to make the changes active.</text:p>
      <text:p text:style-name="P24">service nagios-nrpe-server restart</text:p>
      <text:p text:style-name="P52"/>
      <text:p text:style-name="P60"><text:soft-page-break/><text:span text:style-name="T32">5:Back to nagios serveer</text:span></text:p>
      <text:p text:style-name="P53">exit</text:p>
      <text:p text:style-name="P53">logout</text:p>
      <text:p text:style-name="P56">6:After configuring the host, login to Nagios Server and do the following steps.Create new configuration file for host that is to be added into Nagios.</text:p>
      <text:p text:style-name="P27">vim /usr/local/nagios/etc/servers/host.cfg</text:p>
      <text:p text:style-name="P53"/>
      <text:p text:style-name="P32"><text:span text:style-name="T35"># Ubuntu Host configuration file</text:span></text:p>
      <text:p text:style-name="P32"><text:span text:style-name="T35">define host {</text:span></text:p>
      <text:p text:style-name="P32"><text:span text:style-name="T35"><text:s text:c="8"/>use <text:s text:c="25"/>linux-server</text:span></text:p>
      <text:p text:style-name="P32"><text:span text:style-name="T35"><text:s text:c="8"/></text:span></text:p>
      <text:p text:style-name="P32"><text:span text:style-name="T35"><text:s text:c="8"/>host_name <text:s text:c="19"/>linuxhelp</text:span></text:p>
      <text:p text:style-name="P32"><text:span text:style-name="T35"><text:s text:c="8"/>alias <text:s text:c="23"/>Ubuntu Host</text:span></text:p>
      <text:p text:style-name="P32"><text:span text:style-name="T35"><text:s text:c="8"/>address <text:s text:c="21"/>192.168.1.10</text:span></text:p>
      <text:p text:style-name="P32"><text:span text:style-name="T35"><text:s text:c="8"/>register <text:s text:c="20"/>1</text:span></text:p>
      <text:p text:style-name="P32"><text:span text:style-name="T35">}</text:span></text:p>
      <text:p text:style-name="P32"><text:span text:style-name="T35"/></text:p>
      <text:p text:style-name="P32"><text:span text:style-name="T35">define service {</text:span></text:p>
      <text:p text:style-name="P32"><text:span text:style-name="T35"><text:s text:c="6"/>host_name <text:s text:c="22"/>linuxhelp</text:span></text:p>
      <text:p text:style-name="P32"><text:span text:style-name="T35"><text:s text:c="6"/>service_description <text:s text:c="12"/>PING</text:span></text:p>
      <text:p text:style-name="P32"><text:span text:style-name="T35"><text:s text:c="6"/>check_command <text:s text:c="18"/>check_ping!100.0,20%!500.0,60%</text:span></text:p>
      <text:p text:style-name="P32"><text:span text:style-name="T35"><text:s text:c="6"/>max_check_attempts <text:s text:c="13"/>2</text:span></text:p>
      <text:p text:style-name="P32"><text:span text:style-name="T35"><text:s text:c="6"/>check_interval <text:s text:c="17"/>2</text:span></text:p>
      <text:p text:style-name="P32"><text:span text:style-name="T35"><text:s text:c="6"/>retry_interval <text:s text:c="17"/>2</text:span></text:p>
      <text:p text:style-name="P32"><text:span text:style-name="T35"><text:s text:c="6"/>check_period <text:s text:c="19"/>24x7</text:span></text:p>
      <text:p text:style-name="P32"><text:span text:style-name="T35"><text:s text:c="6"/>check_freshness <text:s text:c="16"/>1</text:span></text:p>
      <text:p text:style-name="P32"><text:span text:style-name="T35"><text:s text:c="6"/>contact_groups <text:s text:c="17"/>admins</text:span></text:p>
      <text:p text:style-name="P32"><text:span text:style-name="T35"><text:s text:c="6"/>notification_interval <text:s text:c="10"/>2</text:span></text:p>
      <text:p text:style-name="P32"><text:span text:style-name="T35"><text:s text:c="6"/>notification_period <text:s text:c="12"/>24x7</text:span></text:p>
      <text:p text:style-name="P32"><text:span text:style-name="T35"><text:s text:c="6"/>notifications_enabled <text:s text:c="10"/>1</text:span></text:p>
      <text:p text:style-name="P32"><text:span text:style-name="T35"><text:s text:c="6"/>register <text:s text:c="23"/>1</text:span></text:p>
      <text:p text:style-name="P32"><text:span text:style-name="T35">}</text:span></text:p>
      <text:p text:style-name="P32"><text:span text:style-name="T35"/></text:p>
      <text:p text:style-name="P32"><text:span text:style-name="T35">define service {</text:span></text:p>
      <text:p text:style-name="P32"><text:span text:style-name="T35"><text:s text:c="6"/>host_name <text:s text:c="22"/>linuxhelp</text:span></text:p>
      <text:p text:style-name="P32"><text:span text:style-name="T35"><text:s text:c="6"/>service_description <text:s text:c="12"/>Check Users</text:span></text:p>
      <text:p text:style-name="P32"><text:span text:style-name="T35"><text:s text:c="6"/>check_command <text:s text:c="10"/>check_local_users!20!50</text:span></text:p>
      <text:p text:style-name="P32"><text:span text:style-name="T35"><text:s text:c="6"/>max_check_attempts <text:s text:c="13"/>2</text:span></text:p>
      <text:p text:style-name="P32"><text:span text:style-name="T35"><text:s text:c="6"/>check_interval <text:s text:c="17"/>2</text:span></text:p>
      <text:p text:style-name="P32"><text:span text:style-name="T35"><text:s text:c="6"/>retry_interval <text:s text:c="17"/>2</text:span></text:p>
      <text:p text:style-name="P32"><text:span text:style-name="T35"><text:s text:c="6"/>check_period <text:s text:c="19"/>24x7</text:span></text:p>
      <text:p text:style-name="P32"><text:span text:style-name="T35"><text:s text:c="6"/>check_freshness <text:s text:c="16"/>1</text:span></text:p>
      <text:p text:style-name="P32"><text:span text:style-name="T35"><text:s text:c="6"/>contact_groups <text:s text:c="17"/>admins</text:span></text:p>
      <text:p text:style-name="P32"><text:span text:style-name="T35"><text:s text:c="6"/>notification_interval <text:s text:c="10"/>2</text:span></text:p>
      <text:p text:style-name="P32"><text:span text:style-name="T35"><text:s text:c="6"/>notification_period <text:s text:c="12"/>24x7</text:span></text:p>
      <text:p text:style-name="P32"><text:span text:style-name="T35"><text:s text:c="6"/>notifications_enabled <text:s text:c="10"/>1</text:span></text:p>
      <text:p text:style-name="P32"><text:span text:style-name="T35"><text:s text:c="6"/>register <text:s text:c="23"/>1</text:span></text:p>
      <text:p text:style-name="P32"><text:soft-page-break/><text:span text:style-name="T35">}</text:span></text:p>
      <text:p text:style-name="P32"><text:span text:style-name="T35"/></text:p>
      <text:p text:style-name="P32"><text:span text:style-name="T35">define service {</text:span></text:p>
      <text:p text:style-name="P32"><text:span text:style-name="T35"><text:s text:c="6"/>host_name <text:s text:c="22"/>linuxhelp</text:span></text:p>
      <text:p text:style-name="P32"><text:span text:style-name="T35"><text:s text:c="6"/>service_description <text:s text:c="12"/>Local Disk</text:span></text:p>
      <text:p text:style-name="P32"><text:span text:style-name="T35"><text:s text:c="6"/>check_command <text:s text:c="18"/>check_local_disk!20%!10%!/</text:span></text:p>
      <text:p text:style-name="P32"><text:span text:style-name="T35"><text:s text:c="6"/>max_check_attempts <text:s text:c="13"/>2</text:span></text:p>
      <text:p text:style-name="P32"><text:span text:style-name="T35"><text:s text:c="6"/>check_interval <text:s text:c="17"/>2</text:span></text:p>
      <text:p text:style-name="P32"><text:span text:style-name="T35"><text:s text:c="6"/>retry_interval <text:s text:c="17"/>2</text:span></text:p>
      <text:p text:style-name="P32"><text:span text:style-name="T35"><text:s text:c="6"/>check_period <text:s text:c="19"/>24x7</text:span></text:p>
      <text:p text:style-name="P32"><text:span text:style-name="T35"><text:s text:c="6"/>check_freshness <text:s text:c="16"/>1</text:span></text:p>
      <text:p text:style-name="P32"><text:span text:style-name="T35"><text:s text:c="6"/>contact_groups <text:s text:c="17"/>admins</text:span></text:p>
      <text:p text:style-name="P32"><text:span text:style-name="T35"><text:s text:c="6"/>notification_interval <text:s text:c="10"/>2</text:span></text:p>
      <text:p text:style-name="P32"><text:span text:style-name="T35"><text:s text:c="6"/>notification_period <text:s text:c="12"/>24x7</text:span></text:p>
      <text:p text:style-name="P32"><text:span text:style-name="T35"><text:s text:c="6"/>notifications_enabled <text:s text:c="10"/>1</text:span></text:p>
      <text:p text:style-name="P32"><text:span text:style-name="T35"><text:s text:c="6"/>register <text:s text:c="23"/>1</text:span></text:p>
      <text:p text:style-name="P32"><text:span text:style-name="T35">}</text:span></text:p>
      <text:p text:style-name="P32"><text:span text:style-name="T35"/></text:p>
      <text:p text:style-name="P32"><text:span text:style-name="T35">define service {</text:span></text:p>
      <text:p text:style-name="P32"><text:span text:style-name="T35"><text:s text:c="6"/>host_name <text:s text:c="22"/>linuxhelp</text:span></text:p>
      <text:p text:style-name="P32"><text:span text:style-name="T35"><text:s text:c="6"/>service_description <text:s text:c="12"/>Check SSH</text:span></text:p>
      <text:p text:style-name="P32"><text:span text:style-name="T35"><text:s text:c="6"/>check_command <text:s text:c="18"/>check_ssh</text:span></text:p>
      <text:p text:style-name="P32"><text:span text:style-name="T35"><text:s text:c="6"/>max_check_attempts <text:s text:c="13"/>2</text:span></text:p>
      <text:p text:style-name="P32"><text:span text:style-name="T35"><text:s text:c="6"/>check_interval <text:s text:c="17"/>2</text:span></text:p>
      <text:p text:style-name="P32"><text:span text:style-name="T35"><text:s text:c="6"/>retry_interval <text:s text:c="17"/>2</text:span></text:p>
      <text:p text:style-name="P32"><text:span text:style-name="T35"><text:s text:c="6"/>check_period <text:s text:c="19"/>24x7</text:span></text:p>
      <text:p text:style-name="P32"><text:span text:style-name="T35"><text:s text:c="6"/>check_freshness <text:s text:c="16"/>1</text:span></text:p>
      <text:p text:style-name="P32"><text:span text:style-name="T35"><text:s text:c="6"/>contact_groups <text:s text:c="17"/>admins</text:span></text:p>
      <text:p text:style-name="P32"><text:span text:style-name="T35"><text:s text:c="6"/>notification_interval <text:s text:c="10"/>2</text:span></text:p>
      <text:p text:style-name="P32"><text:span text:style-name="T35"><text:s text:c="6"/>notification_period <text:s text:c="12"/>24x7</text:span></text:p>
      <text:p text:style-name="P32"><text:span text:style-name="T35"><text:s text:c="6"/>notifications_enabled <text:s text:c="10"/>1</text:span></text:p>
      <text:p text:style-name="P32"><text:span text:style-name="T35"><text:s text:c="6"/>register <text:s text:c="23"/>1</text:span></text:p>
      <text:p text:style-name="P32"><text:span text:style-name="T35">}</text:span></text:p>
      <text:p text:style-name="P32"><text:span text:style-name="T35"/></text:p>
      <text:p text:style-name="P32"><text:span text:style-name="T35">define service {</text:span></text:p>
      <text:p text:style-name="P32"><text:span text:style-name="T35"><text:s text:c="6"/>host_name <text:s text:c="22"/>linuxhelp</text:span></text:p>
      <text:p text:style-name="P32"><text:span text:style-name="T35"><text:s text:c="6"/>service_description <text:s text:c="12"/>Total Process</text:span></text:p>
      <text:p text:style-name="P32"><text:span text:style-name="T35"><text:s text:c="6"/>check_command <text:s text:c="18"/>check_local_procs!250!400!RSZDT</text:span></text:p>
      <text:p text:style-name="P32"><text:span text:style-name="T35"><text:s text:c="6"/>max_check_attempts <text:s text:c="13"/>2</text:span></text:p>
      <text:p text:style-name="P32"><text:span text:style-name="T35"><text:s text:c="6"/>check_interval <text:s text:c="17"/>2</text:span></text:p>
      <text:p text:style-name="P32"><text:span text:style-name="T35"><text:s text:c="6"/>retry_interval <text:s text:c="17"/>2</text:span></text:p>
      <text:p text:style-name="P32"><text:span text:style-name="T35"><text:s text:c="6"/>check_period <text:s text:c="19"/>24x7</text:span></text:p>
      <text:p text:style-name="P32"><text:span text:style-name="T35"><text:s text:c="6"/>check_freshness <text:s text:c="16"/>1</text:span></text:p>
      <text:p text:style-name="P32"><text:span text:style-name="T35"><text:s text:c="6"/>contact_groups <text:s text:c="17"/>admins</text:span></text:p>
      <text:p text:style-name="P32"><text:span text:style-name="T35"><text:s text:c="6"/>notification_interval <text:s text:c="10"/>2</text:span></text:p>
      <text:p text:style-name="P32"><text:span text:style-name="T35"><text:s text:c="6"/>notification_period <text:s text:c="12"/>24x7</text:span></text:p>
      <text:p text:style-name="P32"><text:span text:style-name="T35"><text:s text:c="6"/>notifications_enabled <text:s text:c="10"/>1</text:span></text:p>
      <text:p text:style-name="P32"><text:span text:style-name="T35"><text:s text:c="6"/>register <text:s text:c="23"/>1</text:span></text:p>
      <text:p text:style-name="P32"><text:span text:style-name="T35">}</text:span></text:p>
      <text:p text:style-name="P32"><text:span text:style-name="T35"/></text:p>
      <text:p text:style-name="P56">7:After adding the entry, test Nagios configuration</text:p>
      <text:p text:style-name="P27"><text:soft-page-break/>/usr/local/nagios/bin/nagios -v /usr/local/nagios/etc/nagios.cfg</text:p>
      <text:p text:style-name="P53"/>
      <text:p text:style-name="P56">8:Install NRPE server in nagios server</text:p>
      <text:p text:style-name="P54">apt-get install nagios-nrpe-server nagios-plugins -y</text:p>
      <text:p text:style-name="P56">9:Then restart the services.</text:p>
      <text:p text:style-name="P28">service nagios-nrpe-server restart</text:p>
      <text:p text:style-name="P28">service apache2 restart</text:p>
      <text:p text:style-name="P28">service nagios restart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jdhani" svg:font-family="Rajdhani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38:05.626566451</meta:creation-date>
    <dc:date>2020-11-18T11:53:14.506542205</dc:date>
    <meta:editing-duration>PT31M2S</meta:editing-duration>
    <meta:editing-cycles>10</meta:editing-cycles>
    <meta:generator>LibreOffice/6.4.2.2$Linux_X86_64 LibreOffice_project/40$Build-2</meta:generator>
    <meta:document-statistic meta:table-count="0" meta:image-count="0" meta:object-count="0" meta:page-count="7" meta:paragraph-count="196" meta:word-count="710" meta:character-count="7638" meta:non-whitespace-character-count="5519"/>
  </office:meta>
</office:document-meta>
</file>